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bd1" officeooo:paragraph-rsid="0004ebd1"/>
    </style:style>
    <style:style style:name="P2" style:family="paragraph" style:parent-style-name="Standard">
      <style:text-properties officeooo:rsid="00053d31" officeooo:paragraph-rsid="00053d31"/>
    </style:style>
    <style:style style:name="P3" style:family="paragraph" style:parent-style-name="Standard">
      <style:text-properties officeooo:rsid="0006e962" officeooo:paragraph-rsid="0006e962"/>
    </style:style>
    <style:style style:name="P4" style:family="paragraph" style:parent-style-name="Standard">
      <style:text-properties officeooo:rsid="0006e962" officeooo:paragraph-rsid="00085ad9"/>
    </style:style>
    <style:style style:name="P5" style:family="paragraph" style:parent-style-name="Standard">
      <style:text-properties officeooo:rsid="0006e962" officeooo:paragraph-rsid="000a3e95"/>
    </style:style>
    <style:style style:name="P6" style:family="paragraph" style:parent-style-name="Standard">
      <style:text-properties officeooo:rsid="00085ad9" officeooo:paragraph-rsid="00085ad9"/>
    </style:style>
    <style:style style:name="P7" style:family="paragraph" style:parent-style-name="Standard">
      <style:text-properties officeooo:rsid="00085ad9" officeooo:paragraph-rsid="000a3e95"/>
    </style:style>
    <style:style style:name="P8" style:family="paragraph" style:parent-style-name="Standard">
      <style:text-properties officeooo:rsid="000b73a7" officeooo:paragraph-rsid="000b73a7"/>
    </style:style>
    <style:style style:name="P9" style:family="paragraph" style:parent-style-name="Standard">
      <style:text-properties officeooo:rsid="000bb688" officeooo:paragraph-rsid="000bb688"/>
    </style:style>
    <style:style style:name="P10" style:family="paragraph" style:parent-style-name="Standard">
      <style:text-properties officeooo:rsid="000d058d" officeooo:paragraph-rsid="000d058d"/>
    </style:style>
    <style:style style:name="P11" style:family="paragraph" style:parent-style-name="Standard">
      <style:text-properties officeooo:rsid="000eba98" officeooo:paragraph-rsid="000eba98"/>
    </style:style>
    <style:style style:name="P12" style:family="paragraph" style:parent-style-name="Standard">
      <style:text-properties officeooo:rsid="000f83be" officeooo:paragraph-rsid="000f83be"/>
    </style:style>
    <style:style style:name="P13" style:family="paragraph" style:parent-style-name="Standard">
      <style:text-properties officeooo:rsid="00111aa1" officeooo:paragraph-rsid="00111aa1"/>
    </style:style>
    <style:style style:name="P14" style:family="paragraph" style:parent-style-name="Standard">
      <style:text-properties officeooo:rsid="0011991c" officeooo:paragraph-rsid="0011991c"/>
    </style:style>
    <style:style style:name="P15" style:family="paragraph" style:parent-style-name="Standard">
      <style:text-properties officeooo:rsid="0012c464" officeooo:paragraph-rsid="0012c464"/>
    </style:style>
    <style:style style:name="P16" style:family="paragraph" style:parent-style-name="Standard">
      <style:text-properties officeooo:rsid="0012c464" officeooo:paragraph-rsid="0015dcab"/>
    </style:style>
    <style:style style:name="P17" style:family="paragraph" style:parent-style-name="Standard">
      <style:text-properties officeooo:rsid="0012c464" officeooo:paragraph-rsid="0017b195"/>
    </style:style>
    <style:style style:name="P18" style:family="paragraph" style:parent-style-name="Standard">
      <style:text-properties officeooo:rsid="0013f668" officeooo:paragraph-rsid="0013f668"/>
    </style:style>
    <style:style style:name="P19" style:family="paragraph" style:parent-style-name="Standard">
      <style:text-properties officeooo:rsid="0015dcab" officeooo:paragraph-rsid="0015dcab"/>
    </style:style>
    <style:style style:name="P20" style:family="paragraph" style:parent-style-name="Standard">
      <style:text-properties officeooo:rsid="0015dcab" officeooo:paragraph-rsid="00175bbf"/>
    </style:style>
    <style:style style:name="P21" style:family="paragraph" style:parent-style-name="Standard">
      <style:text-properties officeooo:rsid="001768d3" officeooo:paragraph-rsid="001768d3"/>
    </style:style>
    <style:style style:name="P22" style:family="paragraph" style:parent-style-name="Standard">
      <style:text-properties officeooo:rsid="0017b195" officeooo:paragraph-rsid="0017b195"/>
    </style:style>
    <style:style style:name="P23" style:family="paragraph" style:parent-style-name="Standard">
      <style:text-properties officeooo:rsid="0017b195" officeooo:paragraph-rsid="0019653e"/>
    </style:style>
    <style:style style:name="P24" style:family="paragraph" style:parent-style-name="Standard">
      <style:text-properties officeooo:rsid="001c44c2" officeooo:paragraph-rsid="001c44c2"/>
    </style:style>
    <style:style style:name="P25" style:family="paragraph" style:parent-style-name="Standard">
      <style:text-properties officeooo:rsid="001c8d10" officeooo:paragraph-rsid="001c8d10"/>
    </style:style>
    <style:style style:name="P26" style:family="paragraph" style:parent-style-name="Standard">
      <style:text-properties officeooo:rsid="001e4e5f" officeooo:paragraph-rsid="001e4e5f"/>
    </style:style>
    <style:style style:name="P27" style:family="paragraph" style:parent-style-name="Standard">
      <style:text-properties officeooo:rsid="001f49e9" officeooo:paragraph-rsid="001f49e9"/>
    </style:style>
    <style:style style:name="P28" style:family="paragraph" style:parent-style-name="Standard">
      <style:text-properties officeooo:rsid="00201010" officeooo:paragraph-rsid="00201010"/>
    </style:style>
    <style:style style:name="P29" style:family="paragraph" style:parent-style-name="Standard">
      <style:text-properties officeooo:rsid="0020dd11" officeooo:paragraph-rsid="0020dd11"/>
    </style:style>
    <style:style style:name="P30" style:family="paragraph" style:parent-style-name="Standard">
      <style:text-properties officeooo:rsid="00211392" officeooo:paragraph-rsid="00211392"/>
    </style:style>
    <style:style style:name="P31" style:family="paragraph" style:parent-style-name="Standard">
      <style:text-properties officeooo:rsid="0021f04f" officeooo:paragraph-rsid="0021f04f"/>
    </style:style>
    <style:style style:name="P32" style:family="paragraph" style:parent-style-name="Standard">
      <style:text-properties officeooo:rsid="00239b07" officeooo:paragraph-rsid="00239b07"/>
    </style:style>
    <style:style style:name="P33" style:family="paragraph" style:parent-style-name="Standard">
      <style:text-properties officeooo:rsid="0023e0dd" officeooo:paragraph-rsid="0023e0dd"/>
    </style:style>
    <style:style style:name="P34" style:family="paragraph" style:parent-style-name="Standard">
      <style:text-properties officeooo:rsid="00245cd7" officeooo:paragraph-rsid="00245cd7"/>
    </style:style>
    <style:style style:name="P35" style:family="paragraph" style:parent-style-name="Standard">
      <style:text-properties officeooo:rsid="00262a0b" officeooo:paragraph-rsid="00262a0b"/>
    </style:style>
    <style:style style:name="P36" style:family="paragraph" style:parent-style-name="Standard" style:list-style-name="L1">
      <style:text-properties officeooo:rsid="0004ebd1" officeooo:paragraph-rsid="0004ebd1"/>
    </style:style>
    <style:style style:name="P37" style:family="paragraph" style:parent-style-name="Standard" style:list-style-name="L2">
      <style:text-properties officeooo:rsid="00053d31" officeooo:paragraph-rsid="00053d31"/>
    </style:style>
    <style:style style:name="P38" style:family="paragraph" style:parent-style-name="Standard" style:list-style-name="L3">
      <style:text-properties officeooo:rsid="0006e962" officeooo:paragraph-rsid="0006e962"/>
    </style:style>
    <style:style style:name="P39" style:family="paragraph" style:parent-style-name="Standard" style:list-style-name="L3">
      <style:text-properties officeooo:rsid="0006e962" officeooo:paragraph-rsid="000a3e95"/>
    </style:style>
    <style:style style:name="P40" style:family="paragraph" style:parent-style-name="Standard">
      <style:text-properties officeooo:rsid="00262a0b" officeooo:paragraph-rsid="00262a0b"/>
    </style:style>
    <style:style style:name="P41" style:family="paragraph" style:parent-style-name="Standard">
      <style:text-properties officeooo:rsid="002867ef" officeooo:paragraph-rsid="002867ef"/>
    </style:style>
    <style:style style:name="P42" style:family="paragraph" style:parent-style-name="Standard">
      <style:text-properties officeooo:rsid="0028965b" officeooo:paragraph-rsid="0028965b"/>
    </style:style>
    <style:style style:name="P43" style:family="paragraph" style:parent-style-name="Standard">
      <style:text-properties officeooo:rsid="0029dc87" officeooo:paragraph-rsid="0029dc87"/>
    </style:style>
    <style:style style:name="P44" style:family="paragraph" style:parent-style-name="Standard">
      <style:text-properties officeooo:rsid="002a353e" officeooo:paragraph-rsid="002a353e"/>
    </style:style>
    <style:style style:name="P45" style:family="paragraph" style:parent-style-name="Standard">
      <style:text-properties officeooo:rsid="002ac259" officeooo:paragraph-rsid="002ac259"/>
    </style:style>
    <style:style style:name="P46" style:family="paragraph" style:parent-style-name="Standard">
      <style:text-properties officeooo:rsid="002cacdc" officeooo:paragraph-rsid="002cacdc"/>
    </style:style>
    <style:style style:name="P47" style:family="paragraph" style:parent-style-name="Standard">
      <style:text-properties officeooo:rsid="002caf64" officeooo:paragraph-rsid="002caf64"/>
    </style:style>
    <style:style style:name="P48" style:family="paragraph" style:parent-style-name="Standard">
      <style:text-properties officeooo:rsid="002caf64" officeooo:paragraph-rsid="002d3134"/>
    </style:style>
    <style:style style:name="P49" style:family="paragraph" style:parent-style-name="Standard">
      <style:text-properties officeooo:rsid="002caf64" officeooo:paragraph-rsid="002fa47d"/>
    </style:style>
    <style:style style:name="P50" style:family="paragraph" style:parent-style-name="Standard">
      <style:text-properties officeooo:rsid="002caf64" officeooo:paragraph-rsid="0037a96c"/>
    </style:style>
    <style:style style:name="P51" style:family="paragraph" style:parent-style-name="Standard">
      <style:text-properties officeooo:rsid="002caf64" officeooo:paragraph-rsid="00398379"/>
    </style:style>
    <style:style style:name="P52" style:family="paragraph" style:parent-style-name="Standard">
      <style:text-properties officeooo:rsid="002caf64" officeooo:paragraph-rsid="003afa55"/>
    </style:style>
    <style:style style:name="P53" style:family="paragraph" style:parent-style-name="Standard">
      <style:text-properties officeooo:rsid="002caf64" officeooo:paragraph-rsid="003babe1"/>
    </style:style>
    <style:style style:name="P54" style:family="paragraph" style:parent-style-name="Standard">
      <style:text-properties officeooo:rsid="002caf64" officeooo:paragraph-rsid="003d521b"/>
    </style:style>
    <style:style style:name="P55" style:family="paragraph" style:parent-style-name="Standard">
      <style:text-properties officeooo:rsid="002caf64" officeooo:paragraph-rsid="003e4ab2"/>
    </style:style>
    <style:style style:name="P56" style:family="paragraph" style:parent-style-name="Standard">
      <style:text-properties officeooo:rsid="002caf64" officeooo:paragraph-rsid="003f9530"/>
    </style:style>
    <style:style style:name="P57" style:family="paragraph" style:parent-style-name="Standard">
      <style:text-properties fo:font-weight="normal" officeooo:rsid="002fa5ed" officeooo:paragraph-rsid="002fa5ed" style:font-weight-asian="normal" style:font-weight-complex="normal"/>
    </style:style>
    <style:style style:name="P58" style:family="paragraph" style:parent-style-name="Standard">
      <style:text-properties fo:font-weight="normal" officeooo:paragraph-rsid="002fa5ed"/>
    </style:style>
    <style:style style:name="P59" style:family="paragraph" style:parent-style-name="Standard">
      <style:text-properties fo:font-weight="normal" officeooo:paragraph-rsid="00315c25"/>
    </style:style>
    <style:style style:name="P60" style:family="paragraph" style:parent-style-name="Standard">
      <style:text-properties fo:font-weight="normal" officeooo:rsid="0031d8e7" officeooo:paragraph-rsid="0031d8e7"/>
    </style:style>
    <style:style style:name="P61" style:family="paragraph" style:parent-style-name="Standard">
      <style:text-properties fo:font-weight="normal" officeooo:rsid="0031d8e7" officeooo:paragraph-rsid="0033d85f"/>
    </style:style>
    <style:style style:name="P62" style:family="paragraph" style:parent-style-name="Standard">
      <style:text-properties fo:font-weight="normal" officeooo:rsid="0032c92f" officeooo:paragraph-rsid="0033d85f"/>
    </style:style>
    <style:style style:name="P63" style:family="paragraph" style:parent-style-name="Standard">
      <style:text-properties fo:font-weight="normal" officeooo:rsid="0033d85f" officeooo:paragraph-rsid="0033d85f"/>
    </style:style>
    <style:style style:name="P64" style:family="paragraph" style:parent-style-name="Standard">
      <style:text-properties fo:font-weight="normal" officeooo:rsid="00349ed9" officeooo:paragraph-rsid="00349ed9"/>
    </style:style>
    <style:style style:name="P65" style:family="paragraph" style:parent-style-name="Standard">
      <style:text-properties fo:font-weight="normal" officeooo:rsid="00360a69" officeooo:paragraph-rsid="00360a69"/>
    </style:style>
    <style:style style:name="P66" style:family="paragraph" style:parent-style-name="Standard">
      <style:text-properties officeooo:rsid="003feede" officeooo:paragraph-rsid="003feede"/>
    </style:style>
    <style:style style:name="P67" style:family="paragraph" style:parent-style-name="Standard">
      <style:text-properties officeooo:rsid="003feede" officeooo:paragraph-rsid="00415d57"/>
    </style:style>
    <style:style style:name="P68" style:family="paragraph" style:parent-style-name="Standard">
      <style:text-properties officeooo:rsid="0041a166" officeooo:paragraph-rsid="0041a166"/>
    </style:style>
    <style:style style:name="T1" style:family="text">
      <style:text-properties officeooo:rsid="00054b3b"/>
    </style:style>
    <style:style style:name="T2" style:family="text">
      <style:text-properties officeooo:rsid="0006e962"/>
    </style:style>
    <style:style style:name="T3" style:family="text">
      <style:text-properties officeooo:rsid="00085ad9"/>
    </style:style>
    <style:style style:name="T4" style:family="text">
      <style:text-properties officeooo:rsid="000a3e95"/>
    </style:style>
    <style:style style:name="T5" style:family="text">
      <style:text-properties officeooo:rsid="000bb688"/>
    </style:style>
    <style:style style:name="T6" style:family="text">
      <style:text-properties officeooo:rsid="000d058d"/>
    </style:style>
    <style:style style:name="T7" style:family="text">
      <style:text-properties officeooo:rsid="000eba98"/>
    </style:style>
    <style:style style:name="T8" style:family="text">
      <style:text-properties officeooo:rsid="000f83be"/>
    </style:style>
    <style:style style:name="T9" style:family="text">
      <style:text-properties officeooo:rsid="0012c464"/>
    </style:style>
    <style:style style:name="T10" style:family="text">
      <style:text-properties officeooo:rsid="00175bbf"/>
    </style:style>
    <style:style style:name="T11" style:family="text">
      <style:text-properties officeooo:rsid="0017b195"/>
    </style:style>
    <style:style style:name="T12" style:family="text">
      <style:text-properties officeooo:rsid="0019653e"/>
    </style:style>
    <style:style style:name="T13" style:family="text">
      <style:text-properties officeooo:rsid="001b3b42"/>
    </style:style>
    <style:style style:name="T14" style:family="text">
      <style:text-properties officeooo:rsid="001c44c2"/>
    </style:style>
    <style:style style:name="T15" style:family="text">
      <style:text-properties officeooo:rsid="001d2657"/>
    </style:style>
    <style:style style:name="T16" style:family="text">
      <style:text-properties officeooo:rsid="001f49e9"/>
    </style:style>
    <style:style style:name="T17" style:family="text">
      <style:text-properties officeooo:rsid="0020dd11"/>
    </style:style>
    <style:style style:name="T18" style:family="text">
      <style:text-properties officeooo:rsid="00211392"/>
    </style:style>
    <style:style style:name="T19" style:family="text">
      <style:text-properties officeooo:rsid="00239b07"/>
    </style:style>
    <style:style style:name="T20" style:family="text">
      <style:text-properties officeooo:rsid="0023e0dd"/>
    </style:style>
    <style:style style:name="T21" style:family="text">
      <style:text-properties officeooo:rsid="00262a0b"/>
    </style:style>
    <style:style style:name="T22" style:family="text">
      <style:text-properties officeooo:rsid="0028965b"/>
    </style:style>
    <style:style style:name="T23" style:family="text">
      <style:text-properties officeooo:rsid="0029dc87"/>
    </style:style>
    <style:style style:name="T24" style:family="text">
      <style:text-properties officeooo:rsid="002ac259"/>
    </style:style>
    <style:style style:name="T25" style:family="text">
      <style:text-properties officeooo:rsid="002cacdc"/>
    </style:style>
    <style:style style:name="T26" style:family="text">
      <style:text-properties officeooo:rsid="002d3134"/>
    </style:style>
    <style:style style:name="T27" style:family="text">
      <style:text-properties fo:font-weight="bold" officeooo:rsid="002d3134" style:font-weight-asian="bold" style:font-weight-complex="bold"/>
    </style:style>
    <style:style style:name="T28" style:family="text">
      <style:text-properties fo:font-weight="bold" officeooo:rsid="002fa47d" style:font-weight-asian="bold" style:font-weight-complex="bold"/>
    </style:style>
    <style:style style:name="T29" style:family="text">
      <style:text-properties fo:font-weight="normal" officeooo:rsid="002d3134" style:font-weight-asian="normal" style:font-weight-complex="normal"/>
    </style:style>
    <style:style style:name="T30" style:family="text">
      <style:text-properties fo:font-weight="normal" officeooo:rsid="002dbed4" style:font-weight-asian="normal" style:font-weight-complex="normal"/>
    </style:style>
    <style:style style:name="T31" style:family="text">
      <style:text-properties fo:font-weight="normal" officeooo:rsid="002fa47d" style:font-weight-asian="normal" style:font-weight-complex="normal"/>
    </style:style>
    <style:style style:name="T32" style:family="text">
      <style:text-properties fo:font-variant="normal" fo:text-transform="none" fo:color="#000000" style:font-name="Verdana" fo:font-size="11.25pt" fo:letter-spacing="normal" fo:font-style="normal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2fa5ed" style:font-weight-asian="normal" style:font-weight-complex="normal"/>
    </style:style>
    <style:style style:name="T35" style:family="text">
      <style:text-properties officeooo:rsid="0031d8e7" style:font-weight-asian="normal" style:font-weight-complex="normal"/>
    </style:style>
    <style:style style:name="T36" style:family="text">
      <style:text-properties officeooo:rsid="0033d85f" style:font-weight-asian="normal" style:font-weight-complex="normal"/>
    </style:style>
    <style:style style:name="T37" style:family="text">
      <style:text-properties officeooo:rsid="00349ed9" style:font-weight-asian="normal" style:font-weight-complex="normal"/>
    </style:style>
    <style:style style:name="T38" style:family="text">
      <style:text-properties officeooo:rsid="00357a24" style:font-weight-asian="normal" style:font-weight-complex="normal"/>
    </style:style>
    <style:style style:name="T39" style:family="text">
      <style:text-properties officeooo:rsid="0036fd59"/>
    </style:style>
    <style:style style:name="T40" style:family="text">
      <style:text-properties officeooo:rsid="0037a96c"/>
    </style:style>
    <style:style style:name="T41" style:family="text">
      <style:text-properties officeooo:rsid="00398379"/>
    </style:style>
    <style:style style:name="T42" style:family="text">
      <style:text-properties officeooo:rsid="003afa55"/>
    </style:style>
    <style:style style:name="T43" style:family="text">
      <style:text-properties officeooo:rsid="003babe1"/>
    </style:style>
    <style:style style:name="T44" style:family="text">
      <style:text-properties officeooo:rsid="003d521b"/>
    </style:style>
    <style:style style:name="T45" style:family="text">
      <style:text-properties officeooo:rsid="003e4ab2"/>
    </style:style>
    <style:style style:name="T46" style:family="text">
      <style:text-properties officeooo:rsid="003f9530"/>
    </style:style>
    <style:style style:name="T47" style:family="text">
      <style:text-properties officeooo:rsid="00415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) to select firstname and lastname from table actor.</text:p>
      <text:p text:style-name="P1"/>
      <text:list xml:id="list6361637069114215943" text:style-name="L1">
        <text:list-item>
          <text:p text:style-name="P36">SELECT first_name,last_name FROM sakila.actor;</text:p>
        </text:list-item>
      </text:list>
      <text:p text:style-name="P1"/>
      <text:p text:style-name="P1">2)<text:span text:style-name="T1">Retrieve <text:s/>distinct values in lastname from actor table.</text:span></text:p>
      <text:p text:style-name="P1"/>
      <text:list xml:id="list3223022087490907814" text:style-name="L2">
        <text:list-item>
          <text:p text:style-name="P37">SELECT distinct last_name FROM sakila.actor;</text:p>
        </text:list-item>
      </text:list>
      <text:p text:style-name="P2"/>
      <text:p text:style-name="P3">3) retrieve all the address with district only england</text:p>
      <text:p text:style-name="P3"/>
      <text:list xml:id="list9106303479846677860" text:style-name="L3">
        <text:list-item>
          <text:p text:style-name="P38">SELECT * FROM sakila.address</text:p>
        </text:list-item>
      </text:list>
      <text:p text:style-name="P3"><text:tab/>where district='england';</text:p>
      <text:p text:style-name="P3"/>
      <text:p text:style-name="P3">4) rerieve all the inventory with film_id as 11</text:p>
      <text:p text:style-name="P3"/>
      <text:p text:style-name="P3">SELECT * FROM sakila.inventory</text:p>
      <text:p text:style-name="P3">where film_id='11';</text:p>
      <text:p text:style-name="P3"/>
      <text:p text:style-name="P4">5)rerieve all the <text:span text:style-name="T3">customer where customer_id is below 40</text:span></text:p>
      <text:p text:style-name="P4"/>
      <text:p text:style-name="P6">SELECT * FROM sakila.customer</text:p>
      <text:p text:style-name="P6">where customer_id&lt;=40;</text:p>
      <text:p text:style-name="P6"/>
      <text:p text:style-name="P7">6)<text:span text:style-name="T2">retrieve all the address with district only england and postal code as 41060</text:span></text:p>
      <text:p text:style-name="P1"/>
      <text:list xml:id="list201519955942385" text:continue-numbering="true" text:style-name="L3">
        <text:list-item>
          <text:p text:style-name="P39">SELECT * FROM sakila.address</text:p>
        </text:list-item>
      </text:list>
      <text:p text:style-name="P5"><text:tab/>where district='england' <text:span text:style-name="T4">AND postal_code=41060</text:span>;</text:p>
      <text:p text:style-name="P5"/>
      <text:p text:style-name="P8">7) <text:span text:style-name="T2">retrieve all the address with district only england </text:span>or<text:span text:style-name="T2"> postal code as 41060</text:span></text:p>
      <text:p text:style-name="P8"/>
      <text:p text:style-name="P8"><text:tab/>SELECT * FROM sakila.address</text:p>
      <text:p text:style-name="P8"><text:tab/>where district='england' OR postal_code=41060;</text:p>
      <text:p text:style-name="P8"/>
      <text:p text:style-name="P8">8) <text:s/><text:span text:style-name="T5">select all actors from actor table sorted by first name.</text:span></text:p>
      <text:p text:style-name="P8"/>
      <text:p text:style-name="P9">SELECT * FROM sakila.actor</text:p>
      <text:p text:style-name="P9">order by first_name;</text:p>
      <text:p text:style-name="P9"/>
      <text:p text:style-name="P9">9) <text:span text:style-name="T6">s</text:span>elect all actors from actor table sorted by first name.</text:p>
      <text:p text:style-name="P9"/>
      <text:p text:style-name="P9">SELECT * FROM sakila.actor</text:p>
      <text:p text:style-name="P9">order by first_name desc,last_name ;</text:p>
      <text:p text:style-name="P9"/>
      <text:p text:style-name="P10">10) select all actors from actor sorting <text:s/>the firstname in descending and lastname in ascending.</text:p>
      <text:p text:style-name="P10"/>
      <text:p text:style-name="P10">SELECT * FROM sakila.actor</text:p>
      <text:p text:style-name="P10">order by first_name desc,last_name ;</text:p>
      <text:p text:style-name="P10"/>
      <text:p text:style-name="P10">11) <text:span text:style-name="T7">insert a values in language table</text:span></text:p>
      <text:p text:style-name="P10"/>
      <text:p text:style-name="P11">insert into sakila.language (name,last_update) <text:s/>values('Hindi',"2006-02-15 05:02:19");</text:p>
      <text:p text:style-name="P11"><text:soft-page-break/>12)<text:span text:style-name="T8">Update the firstname of actor as ramesh where lastname is nicholson</text:span></text:p>
      <text:p text:style-name="P11"/>
      <text:p text:style-name="P12">update sakila.actor</text:p>
      <text:p text:style-name="P12">set first_name='Ramesh'</text:p>
      <text:p text:style-name="P12">where last_name='nicholson';</text:p>
      <text:p text:style-name="P12"/>
      <text:p text:style-name="P13">13) delete the row in customer table where firstname and lastname are donald and mahon respectively.</text:p>
      <text:p text:style-name="P13"/>
      <text:p text:style-name="P13">delete from sakila.customer</text:p>
      <text:p text:style-name="P13">where first_name='donald' and last_name='mahon';</text:p>
      <text:p text:style-name="P13"/>
      <text:p text:style-name="P14">14) select the rows in actor table upto 8 from the top.</text:p>
      <text:p text:style-name="P14"/>
      <text:p text:style-name="P14">SELECT * FROM sakila.actor</text:p>
      <text:p text:style-name="P14">limit 8;</text:p>
      <text:p text:style-name="P14"/>
      <text:p text:style-name="P14">15) <text:span text:style-name="T9">select all address where district name start with 'as.'</text:span></text:p>
      <text:p text:style-name="P14"/>
      <text:p text:style-name="P15">SELECT * FROM sakila.address</text:p>
      <text:p text:style-name="P15">where district like 'as%';</text:p>
      <text:p text:style-name="P15"/>
      <text:p text:style-name="P15">16) select all address where district name must have character 'as'.</text:p>
      <text:p text:style-name="P15"/>
      <text:p text:style-name="P15">SELECT * FROM sakila.address</text:p>
      <text:p text:style-name="P15">where district like '%as%';</text:p>
      <text:p text:style-name="P15"/>
      <text:p text:style-name="P18">17) <text:span text:style-name="T9">select all address where district name </text:span>ends<text:span text:style-name="T9"> with 'as.'</text:span></text:p>
      <text:p text:style-name="P18"/>
      <text:p text:style-name="P16">SELECT * FROM sakila.address</text:p>
      <text:p text:style-name="P16">where district like '%as';</text:p>
      <text:p text:style-name="P16"/>
      <text:p text:style-name="P22">18) select all address where district name start with a,s or p <text:s/><text:span text:style-name="T12">(“did,nt get output”)</text:span></text:p>
      <text:p text:style-name="P22"/>
      <text:p text:style-name="P17">SELECT * FROM sakila.address</text:p>
      <text:p text:style-name="P17">where district like '<text:span text:style-name="T11">[</text:span>a<text:span text:style-name="T11">sp]</text:span>%';</text:p>
      <text:p text:style-name="P17"/>
      <text:p text:style-name="P23">19) select all address where district name start with any letter from a to q. <text:s text:c="2"/><text:span text:style-name="T12">(“did,nt get output”)</text:span></text:p>
      <text:p text:style-name="P22"/>
      <text:p text:style-name="P17">SELECT * FROM sakila.address</text:p>
      <text:p text:style-name="P17">where district like <text:span text:style-name="T11">[a-q]</text:span>'%';</text:p>
      <text:p text:style-name="P18"/>
      <text:p text:style-name="P18"/>
      <text:p text:style-name="P20"><text:span text:style-name="T13">20</text:span>)<text:span text:style-name="T10">select all address with district england, haryana and sind.</text:span></text:p>
      <text:p text:style-name="P20"/>
      <text:p text:style-name="P20">SELECT * FROM sakila.address</text:p>
      <text:p text:style-name="P19">where district IN ('england','haryana','sind');</text:p>
      <text:p text:style-name="P19"/>
      <text:p text:style-name="P21"><text:span text:style-name="T13">2</text:span>1)select all address where address id is between 50 and 100</text:p>
      <text:p text:style-name="P21"/>
      <text:p text:style-name="P21">SELECT * FROM sakila.address</text:p>
      <text:p text:style-name="P21">where address_id between 50 and 100;</text:p>
      <text:p text:style-name="P21"><text:soft-page-break/></text:p>
      <text:p text:style-name="P21">2<text:span text:style-name="T13">2</text:span>) <text:span text:style-name="T14">use aliases to rename first_name and last_name as First Name and Last Name respectively.</text:span></text:p>
      <text:p text:style-name="P21"/>
      <text:p text:style-name="P24">SELECT first_name as "First Name", last_name as "Last Name"</text:p>
      <text:p text:style-name="P24">from sakila.actor;</text:p>
      <text:p text:style-name="P24"/>
      <text:p text:style-name="P25">23)<text:span text:style-name="T15">combine 3 columns and create an aliase name as address</text:span></text:p>
      <text:p text:style-name="P25"/>
      <text:p text:style-name="P25">select address_id, CONCAT(Address,',',district,',',postal_code) AS Address</text:p>
      <text:p text:style-name="P25">from sakila.address;</text:p>
      <text:p text:style-name="P25"/>
      <text:p text:style-name="P26">24) <text:span text:style-name="T16">join the two tables address and city with common columns.</text:span></text:p>
      <text:p text:style-name="P26"/>
      <text:p text:style-name="P27">SELECT c.city_id,c.country_id, c.city, a.address,a.district ,a.postal_code </text:p>
      <text:p text:style-name="P27">FROM sakila.city as c</text:p>
      <text:p text:style-name="P27">INNER JOIN sakila.address as a</text:p>
      <text:p text:style-name="P27">ON c.city_id=a.city_id;</text:p>
      <text:p text:style-name="P27"/>
      <text:p text:style-name="P28">25) <text:span text:style-name="T17">left join(all rows of left table but only matching rows from right table</text:span></text:p>
      <text:p text:style-name="P28"/>
      <text:p text:style-name="P29">SELECT c.city_id,c.country_id, c.city, a.address,a.district ,a.postal_code</text:p>
      <text:p text:style-name="P29">FROM sakila.city as c</text:p>
      <text:p text:style-name="P29">LEFT JOIN sakila.address as a</text:p>
      <text:p text:style-name="P29">ON c.city_id=a.city_id</text:p>
      <text:p text:style-name="P29">ORDER BY district;</text:p>
      <text:p text:style-name="P29"/>
      <text:p text:style-name="P29"/>
      <text:p text:style-name="P29">26) <text:span text:style-name="T18">RIGHT JOIN(all rows from right table and only matching rows from left table</text:span></text:p>
      <text:p text:style-name="P29"/>
      <text:p text:style-name="P30">SELECT <text:s/>a.address,a.district ,a.postal_code, c.city_id,c.country_id, c.city</text:p>
      <text:p text:style-name="P30">FROM sakila.address as a</text:p>
      <text:p text:style-name="P30">RIGHT JOIN sakila.city as c</text:p>
      <text:p text:style-name="P30">ON c.city_id=a.city_id</text:p>
      <text:p text:style-name="P30">ORDER BY CITY_ID;</text:p>
      <text:p text:style-name="P30"/>
      <text:p text:style-name="P31">27) <text:span text:style-name="T19">union of 2 tables(without duplicates)</text:span></text:p>
      <text:p text:style-name="P31"/>
      <text:p text:style-name="P32">SELECT first_name AS "First Name" ,last_name AS "Last Name"</text:p>
      <text:p text:style-name="P32">FROM sakila.actor </text:p>
      <text:p text:style-name="P32">UNION</text:p>
      <text:p text:style-name="P32">SELECT first_name, last_name</text:p>
      <text:p text:style-name="P32">FROM sakila.customer</text:p>
      <text:p text:style-name="P32"/>
      <text:p text:style-name="P32">28) <text:span text:style-name="T20">union of 2 tables(with duplicates)</text:span></text:p>
      <text:p text:style-name="P32"/>
      <text:p text:style-name="P33">SELECT first_name AS "First Name" ,last_name AS "Last Name"</text:p>
      <text:p text:style-name="P33">FROM sakila.actor </text:p>
      <text:p text:style-name="P33">UNION ALL</text:p>
      <text:p text:style-name="P33">SELECT first_name, last_name</text:p>
      <text:p text:style-name="P33">FROM sakila.customer</text:p>
      <text:p text:style-name="P33"/>
      <text:p text:style-name="P34">29) <text:span text:style-name="T21">insert into select(insert firstname,lastname from table customer into actor table where email has </text:span><text:soft-page-break/><text:span text:style-name="T21">character alfred.)</text:span></text:p>
      <text:p text:style-name="P34"/>
      <text:p text:style-name="P35">INSERT INTO sakila.actor (first_name,last_name)</text:p>
      <text:p text:style-name="P35">SELECT first_name,last_name FROM sakila.customer</text:p>
      <text:p text:style-name="P35">WHERE email LIKE '%alfred%';</text:p>
      <text:p text:style-name="P35"/>
      <text:p text:style-name="P35">******************************************************************************</text:p>
      <text:p text:style-name="P41">30) create a database name as training</text:p>
      <text:p text:style-name="P41"/>
      <text:p text:style-name="P41">CREATE DATABASE training;</text:p>
      <text:p text:style-name="P41"/>
      <text:p text:style-name="P41">31) create a table name as person.</text:p>
      <text:p text:style-name="P41"/>
      <text:p text:style-name="P41">CREATE TABLE training.persons(</text:p>
      <text:p text:style-name="P41">personId int,</text:p>
      <text:p text:style-name="P41">lastName varchar(255),</text:p>
      <text:p text:style-name="P41">firstName varchar(255),</text:p>
      <text:p text:style-name="P41">address varchar(255),</text:p>
      <text:p text:style-name="P41">city varchar(255)</text:p>
      <text:p text:style-name="P41">);</text:p>
      <text:p text:style-name="P41"/>
      <text:p text:style-name="P41">32) <text:span text:style-name="T22">create a table, name as person2 with constraint not null.</text:span></text:p>
      <text:p text:style-name="P41"/>
      <text:p text:style-name="P42">CREATE TABLE training.person2(</text:p>
      <text:p text:style-name="P42">personId int NOT NULL,</text:p>
      <text:p text:style-name="P42">lastName varchar(255) NOT NULL,</text:p>
      <text:p text:style-name="P42">firstName varchar(255),</text:p>
      <text:p text:style-name="P42">address varchar(255),</text:p>
      <text:p text:style-name="P42">city varchar(255)</text:p>
      <text:p text:style-name="P42">);</text:p>
      <text:p text:style-name="P42"/>
      <text:p text:style-name="P42">33) <text:span text:style-name="T23">create table with unique constraint</text:span></text:p>
      <text:p text:style-name="P42"/>
      <text:p text:style-name="P43">CREATE TABLE training.person3(</text:p>
      <text:p text:style-name="P43">personId int NOT NULL,</text:p>
      <text:p text:style-name="P43">lastName varchar(255) NOT NULL,</text:p>
      <text:p text:style-name="P43">firstName varchar(255),</text:p>
      <text:p text:style-name="P43">address varchar(255),</text:p>
      <text:p text:style-name="P43">city varchar(255),</text:p>
      <text:p text:style-name="P43">UNIQUE (personId)</text:p>
      <text:p text:style-name="P43">);</text:p>
      <text:p text:style-name="P43"/>
      <text:p text:style-name="P43">CREATE TABLE training.person3(</text:p>
      <text:p text:style-name="P43">personId int NOT NULL,</text:p>
      <text:p text:style-name="P43">lastName varchar(255) NOT NULL,</text:p>
      <text:p text:style-name="P43">firstName varchar(255),</text:p>
      <text:p text:style-name="P43">address varchar(255),</text:p>
      <text:p text:style-name="P43">city varchar(255),</text:p>
      <text:p text:style-name="P43">CONSTRAINT pId UNIQUE (personId,lastName)</text:p>
      <text:p text:style-name="P43">);</text:p>
      <text:p text:style-name="P43"/>
      <text:p text:style-name="P43"/>
      <text:p text:style-name="P44"><text:soft-page-break/>34) <text:span text:style-name="T24">alter table person and add unique constraint</text:span></text:p>
      <text:p text:style-name="P44"/>
      <text:p text:style-name="P45">ALTER TABLE training.persons</text:p>
      <text:p text:style-name="P45">ADD UNIQUE(personId);</text:p>
      <text:p text:style-name="P45"/>
      <text:p text:style-name="P45">35)<text:span text:style-name="T25">create table with check constraint</text:span></text:p>
      <text:p text:style-name="P45"/>
      <text:p text:style-name="P46">CREATE TABLE training.person4</text:p>
      <text:p text:style-name="P46">(</text:p>
      <text:p text:style-name="P46">P_Id int NOT NULL,</text:p>
      <text:p text:style-name="P46">LastName varchar(255) NOT NULL,</text:p>
      <text:p text:style-name="P46">FirstName varchar(255),</text:p>
      <text:p text:style-name="P46">Address varchar(255),</text:p>
      <text:p text:style-name="P46">City varchar(255),</text:p>
      <text:p text:style-name="P46">CHECK (P_Id&gt;0)</text:p>
      <text:p text:style-name="P46">)</text:p>
      <text:p text:style-name="P46"/>
      <text:p text:style-name="P47">36) using alter command add one column to the table persons</text:p>
      <text:p text:style-name="P47"/>
      <text:p text:style-name="P47">ALTER TABLE training.persons</text:p>
      <text:p text:style-name="P47">ADD age int</text:p>
      <text:p text:style-name="P47"/>
      <text:p text:style-name="P48">37)<text:span text:style-name="T26">drop column age using alter in persons table</text:span></text:p>
      <text:p text:style-name="P48"/>
      <text:p text:style-name="P48"><text:span text:style-name="T27">ALTER TABLE training.persons</text:span></text:p>
      <text:p text:style-name="P48"><text:span text:style-name="T27">DROP COLUMN age</text:span></text:p>
      <text:p text:style-name="P48"/>
      <text:p text:style-name="P49"><text:span text:style-name="T29">3</text:span><text:span text:style-name="T30">8)</text:span><text:span text:style-name="T31">create view of payment where amount is greater than 3.</text:span></text:p>
      <text:p text:style-name="P49"/>
      <text:p text:style-name="P49"><text:span text:style-name="T28">create view sakila.payment_status as</text:span></text:p>
      <text:p text:style-name="P49"><text:span text:style-name="T28">select payment_id,customer_id,amount</text:span></text:p>
      <text:p text:style-name="P49"><text:span text:style-name="T28">from sakila.payment</text:span></text:p>
      <text:p text:style-name="P49"><text:span text:style-name="T28">where amount&gt;=3;</text:span></text:p>
      <text:p text:style-name="P49"/>
      <text:p text:style-name="P57">39) date function</text:p>
      <text:p text:style-name="P57">SELECT extract(<text:span text:style-name="T32">MICROSECOND</text:span> from now())</text:p>
      <text:p text:style-name="P58"><text:span text:style-name="T34">SELECT extract(</text:span><text:span text:style-name="T32">SECOND</text:span><text:span text:style-name="T34"> from now())</text:span></text:p>
      <text:p text:style-name="P58"><text:span text:style-name="T34">SELECT extract(</text:span><text:span text:style-name="T32">MINUTE</text:span><text:span text:style-name="T34"> from now())</text:span></text:p>
      <text:p text:style-name="P59"><text:span text:style-name="T34">SELECT extract(</text:span><text:span text:style-name="T32">HOUR</text:span><text:span text:style-name="T34"> from now())</text:span></text:p>
      <text:p text:style-name="P59"><text:span text:style-name="T34">SELECT extract(</text:span><text:span text:style-name="T32">DAY</text:span><text:span text:style-name="T34"> from now())</text:span></text:p>
      <text:p text:style-name="P59"><text:span text:style-name="T34">SELECT extract(</text:span><text:span text:style-name="T32">WEEK</text:span><text:span text:style-name="T34"> from now())</text:span></text:p>
      <text:p text:style-name="P59"><text:span text:style-name="T34">SELECT extract(</text:span><text:span text:style-name="T32">MONTH</text:span><text:span text:style-name="T34"> from now())</text:span></text:p>
      <text:p text:style-name="P59"><text:span text:style-name="T34">SELECT extract(</text:span><text:span text:style-name="T32">QUARTER</text:span><text:span text:style-name="T34"> from now())</text:span></text:p>
      <text:p text:style-name="P59"><text:span text:style-name="T34">SELECT extract(</text:span><text:span text:style-name="T32">YEAR</text:span><text:span text:style-name="T34"> from now())</text:span></text:p>
      <text:p text:style-name="P59"><text:span text:style-name="T34">SELECT extract(</text:span><text:span text:style-name="T32">SECOND_MICROSECOND</text:span><text:span text:style-name="T34"> from now())</text:span></text:p>
      <text:p text:style-name="P59"><text:span text:style-name="T34">SELECT extract(</text:span><text:span text:style-name="T32">MINUTE_MICROSECOND</text:span><text:span text:style-name="T34"> from now())</text:span></text:p>
      <text:p text:style-name="P59"><text:span text:style-name="T34">SELECT extract(</text:span><text:span text:style-name="T32">MINUTE_SECOND</text:span><text:span text:style-name="T34"> from now())</text:span></text:p>
      <text:p text:style-name="P59"><text:span text:style-name="T34">SELECT extract(</text:span><text:span text:style-name="T32">HOUR_MICROSECOND</text:span><text:span text:style-name="T34"> from now())</text:span></text:p>
      <text:p text:style-name="P59"><text:span text:style-name="T34">SELECT extract(</text:span><text:span text:style-name="T32">HOUR_SECOND</text:span><text:span text:style-name="T34"> from now())</text:span></text:p>
      <text:p text:style-name="P59"><text:span text:style-name="T34">SELECT extract(</text:span><text:span text:style-name="T32">DAY_MINUTE</text:span><text:span text:style-name="T34"> from now())</text:span></text:p>
      <text:p text:style-name="P59"><text:span text:style-name="T34">SELECT extract(</text:span><text:span text:style-name="T32">DAY_HOUR</text:span><text:span text:style-name="T34"> from now())</text:span></text:p>
      <text:p text:style-name="P59"><text:span text:style-name="T34">SELECT extract(</text:span><text:span text:style-name="T32">YEAR_MONTH</text:span><text:span text:style-name="T34"> from now())</text:span></text:p>
      <text:p text:style-name="P59"><text:soft-page-break/></text:p>
      <text:p text:style-name="P60"><text:span text:style-name="T34">4</text:span><text:span text:style-name="T33">0) date_add() function to add hours,seconds</text:span></text:p>
      <text:p text:style-name="P60"/>
      <text:p text:style-name="P60"><text:span text:style-name="T33">SELECT date_add(now(), interval 2 hour)</text:span></text:p>
      <text:p text:style-name="P60"/>
      <text:p text:style-name="P62"><text:span text:style-name="T33">41) </text:span><text:span text:style-name="T35">date_</text:span><text:span text:style-name="T36">sub</text:span><text:span text:style-name="T35">() function to </text:span><text:span text:style-name="T36">subtract</text:span><text:span text:style-name="T35"> hours,seconds</text:span></text:p>
      <text:p text:style-name="P61"/>
      <text:p text:style-name="P61"><text:span text:style-name="T33">SELECT date_</text:span><text:span text:style-name="T36">sub</text:span><text:span text:style-name="T33">(now(), interval 2 hour)</text:span></text:p>
      <text:p text:style-name="P61"/>
      <text:p text:style-name="P63"><text:span text:style-name="T33">42)</text:span><text:span text:style-name="T37">difference between the time in no. Of days.</text:span></text:p>
      <text:p text:style-name="P63"/>
      <text:p text:style-name="P64"><text:span text:style-name="T33">SELECT DATEDIFF('2014-12-30','2014-10-29') AS DiffDate <text:s text:c="4"/>--</text:span><text:span text:style-name="T38">&gt;62</text:span></text:p>
      <text:p text:style-name="P64"/>
      <text:p text:style-name="P65"><text:span text:style-name="T38">4</text:span><text:span text:style-name="T33">3) select columns in address table where postal code is null</text:span></text:p>
      <text:p text:style-name="P65"/>
      <text:p text:style-name="P65"><text:span text:style-name="T33">select address, district,phone,postal_code</text:span></text:p>
      <text:p text:style-name="P65"><text:span text:style-name="T33">from sakila.address</text:span></text:p>
      <text:p text:style-name="P65"><text:span text:style-name="T33">where postal_code is null</text:span></text:p>
      <text:p text:style-name="P49"/>
      <text:p text:style-name="P49"/>
      <text:p text:style-name="P50"><text:span text:style-name="T39">44)calculatethe average of amount columns in payment table.</text:span></text:p>
      <text:p text:style-name="P50"/>
      <text:p text:style-name="P51"><text:span text:style-name="T40">select avg(amount) as average from sakila.payment;</text:span></text:p>
      <text:p text:style-name="P51"/>
      <text:p text:style-name="P52"><text:span text:style-name="T41">45) select all the columns of payment table where amount is greater than average.</text:span></text:p>
      <text:p text:style-name="P52"/>
      <text:p text:style-name="P52"><text:span text:style-name="T42">select * from sakila.payment</text:span></text:p>
      <text:p text:style-name="P52"><text:span text:style-name="T42">where amount&gt;(select avg(amount) from sakila.payment);</text:span></text:p>
      <text:p text:style-name="P52"/>
      <text:p text:style-name="P53"><text:span text:style-name="T42">46) count the number of counts.</text:span></text:p>
      <text:p text:style-name="P53"/>
      <text:p text:style-name="P54"><text:span text:style-name="T43">select count(actor_id) as "No of actors" from sakila.actor;</text:span></text:p>
      <text:p text:style-name="P54"/>
      <text:p text:style-name="P55"><text:span text:style-name="T44">47) select first row of the table</text:span></text:p>
      <text:p text:style-name="P55"/>
      <text:p text:style-name="P55"><text:span text:style-name="T45">select first_name,last_name from sakila.staff</text:span></text:p>
      <text:p text:style-name="P55"><text:span text:style-name="T45">limit 1;</text:span></text:p>
      <text:p text:style-name="P55"/>
      <text:p text:style-name="P56"><text:span text:style-name="T45">48) select the last row of the table staff.</text:span></text:p>
      <text:p text:style-name="P56"/>
      <text:p text:style-name="P56"><text:span text:style-name="T46">select first_name, last_name from sakila.staff</text:span></text:p>
      <text:p text:style-name="P56"><text:span text:style-name="T46">order by first_name, last_name desc</text:span></text:p>
      <text:p text:style-name="P56"><text:span text:style-name="T46">limit 1;</text:span> </text:p>
      <text:p text:style-name="P56"/>
      <text:p text:style-name="P66">49) select the amounta with maximum value.</text:p>
      <text:p text:style-name="P66"/>
      <text:p text:style-name="P66">select max(amount) as "Maximum amount" from sakila.payment</text:p>
      <text:p text:style-name="P66"/>
      <text:p text:style-name="P67">50)select the amounta with maximum value.</text:p>
      <text:p text:style-name="P67"/>
      <text:p text:style-name="P67"><text:span text:style-name="T47">select min(amount) <text:s/>"Minimum amount" from sakila.payment</text:span></text:p>
      <text:p text:style-name="P67"/>
      <text:p text:style-name="P68"><text:soft-page-break/>51) find the sum of amount</text:p>
      <text:p text:style-name="P68"/>
      <text:p text:style-name="P68">select sum(amount) <text:s/>"Total amount" from sakila.pay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39:04.570140115</meta:creation-date>
    <dc:date>2016-10-19T20:15:18.849742945</dc:date>
    <meta:editing-duration>PT15H19M7S</meta:editing-duration>
    <meta:editing-cycles>65</meta:editing-cycles>
    <meta:generator>LibreOffice/4.2.8.2$Linux_x86 LibreOffice_project/420m0$Build-2</meta:generator>
    <meta:document-statistic meta:table-count="0" meta:image-count="0" meta:object-count="0" meta:page-count="7" meta:paragraph-count="208" meta:word-count="1053" meta:character-count="7703" meta:non-whitespace-character-count="6841"/>
  </office:meta>
</office:document-meta>
</file>